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left="0.5in" fo:margin-right="0in" fo:text-align="center" style:justify-single-word="false" fo:text-indent="0in" style:auto-text-indent="false" style:page-number="auto"/>
    </style:style>
    <style:style style:name="P4" style:family="paragraph" style:parent-style-name="Standard" style:master-page-name="Standard">
      <style:paragraph-properties fo:margin-left="0.5in" fo:margin-right="0in" fo:text-align="center" style:justify-single-word="false" fo:text-indent="0in" style:auto-text-indent="false" style:page-number="auto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.5in" fo:margin-right="0in" fo:text-indent="0.5in" style:auto-text-indent="false"/>
    </style:style>
    <style:style style:name="P7" style:family="paragraph" style:parent-style-name="Standard">
      <style:paragraph-properties fo:margin-left="1in" fo:margin-right="0in" fo:text-indent="0.5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rray Example 1</text:span></text:p>
      <text:p text:style-name="P1"><text:span text:style-name="T1">Declare String name</text:span></text:p>
      <text:p text:style-name="P1"><text:span text:style-name="T1">Declare Integer index</text:span></text:p>
      <text:p text:style-name="P1"><text:span text:style-name="T1">Display "Enter a word to see how it is read backwards."</text:span></text:p>
      <text:p text:style-name="P1"><text:span text:style-name="T1">Input name</text:span></text:p>
      <text:p text:style-name="P1"><text:span text:style-name="T1">For index = length(name) - 1 To 0 <text:s/>Step <text:s/>-1</text:span></text:p>
      <text:p text:style-name="P1"><text:span text:style-name="T1"><text:tab/>Display “name[index]”</text:span></text:p>
      <text:p text:style-name="P1"><text:span text:style-name="T1">End For</text:span></text:p>
      <text:p text:style-name="P2"/>
      <text:p text:style-name="P3"><text:span text:style-name="T1">Array Example 2</text:span></text:p>
      <text:p text:style-name="P1"><text:span text:style-name="T1">Declare String sentences</text:span></text:p>
      <text:p text:style-name="P1"><text:span text:style-name="T1">Declare Integer index</text:span></text:p>
      <text:p text:style-name="P1"><text:span text:style-name="T1">Display “Please enter lowercase sentences.”</text:span></text:p>
      <text:p text:style-name="P1"><text:span text:style-name="T1">Input sentences</text:span></text:p>
      <text:p text:style-name="P1"><text:span text:style-name="T1">For index = 0 TO length(sentences) - 1</text:span></text:p>
      <text:p text:style-name="P1"><text:span text:style-name="T1"><text:tab/>If sentences[index] == “.” Then</text:span></text:p>
      <text:p text:style-name="P1"><text:span text:style-name="T1"><text:tab/><text:tab/>toUpper(sentences[index + 2])</text:span></text:p>
      <text:p text:style-name="P6"><text:span text:style-name="T1">End If</text:span></text:p>
      <text:p text:style-name="P1"><text:span text:style-name="T1">End For</text:span></text:p>
      <text:p text:style-name="P1"><text:span text:style-name="T1">Display sentences</text:span></text:p>
      <text:p text:style-name="P2"/>
      <text:p text:style-name="P3"><text:span text:style-name="T1">Array Example 3</text:span></text:p>
      <text:p text:style-name="P1"><text:span text:style-name="T1">. The program should then display the number of vowels and the number of consonants in the string.</text:span></text:p>
      <text:p text:style-name="P1"><text:span text:style-name="T1">Declare String sentence</text:span></text:p>
      <text:p text:style-name="P1"><text:span text:style-name="T1">Declare Integer vowels = 0</text:span></text:p>
      <text:p text:style-name="P1"><text:span text:style-name="T1">Declare Integer constant = 0</text:span></text:p>
      <text:p text:style-name="P1"><text:span text:style-name="T1">Declare Integer index</text:span></text:p>
      <text:p text:style-name="P1"><text:span text:style-name="T1">Display “Enter a sentence.”</text:span></text:p>
      <text:p text:style-name="P1"><text:span text:style-name="T1">Input sentence</text:span></text:p>
      <text:p text:style-name="P1"><text:span text:style-name="T1">For index = 0 TO length(sentence) -1</text:span></text:p>
      <text:p text:style-name="P1"><text:span text:style-name="T1"><text:tab/>If sentence[index] == “a” OR “i” OR “e” OR “o” OR “U” OR “y” <text:s/>Then</text:span></text:p>
      <text:p text:style-name="P7"><text:span text:style-name="T1">Set vowels = vowels + 1</text:span></text:p>
      <text:p text:style-name="P1"><text:span text:style-name="T1"><text:tab/>Else </text:span></text:p>
      <text:p text:style-name="P1"><text:span text:style-name="T1"><text:tab/><text:tab/>Set constant = constant + 1</text:span></text:p>
      <text:p text:style-name="P1"><text:span text:style-name="T1"><text:tab/>End IF</text:span></text:p>
      <text:p text:style-name="P1"><text:span text:style-name="T1">End For</text:span></text:p>
      <text:p text:style-name="P1"><text:span text:style-name="T1">Display “This sentence contains ” ,vowels , “ vowels and ” ,constant, “constants.”</text:span></text:p>
      <text:p text:style-name="P2"><text:bookmark text:name="_GoBack"/></text:p>
      <text:p text:style-name="P3"><text:span text:style-name="T1">Array Example 4</text:span></text:p>
      <text:p text:style-name="P1"><text:span text:style-name="T1">Declare String number</text:span></text:p>
      <text:p text:style-name="P1"><text:span text:style-name="T1">Declare Integer index</text:span></text:p>
      <text:p text:style-name="P1"><text:span text:style-name="T1">Declare Integer total = 0</text:span></text:p>
      <text:p text:style-name="P1"><text:span text:style-name="T1">Display "Enter a series of single digit numbers without spaces."</text:span></text:p>
      <text:p text:style-name="P1"><text:span text:style-name="T1">Input number</text:span></text:p>
      <text:p text:style-name="P1"><text:span text:style-name="T1">For index = 0 To length(number) - 1</text:span></text:p>
      <text:p text:style-name="P6"><text:span text:style-name="T1">If isDigit (number[index]) Then</text:span></text:p>
      <text:p text:style-name="P7"><text:span text:style-name="T1">stringToInteger(number[index])</text:span></text:p>
      <text:p text:style-name="P8"><text:span text:style-name="T1">End If</text:span></text:p>
      <text:p text:style-name="P6"><text:span text:style-name="T1">Set total = total + number[index]</text:span></text:p>
      <text:p text:style-name="P1"><text:span text:style-name="T1">End For</text:span></text:p>
      <text:p text:style-name="P1"><text:span text:style-name="T1">Display "The sum of single digit numbers entered is ", total, "."</text:span></text:p>
      <text:p text:style-name="P2"/>
      <text:p text:style-name="P3"><text:span text:style-name="T1">Array Example 5</text:span></text:p>
      <text:p text:style-name="P1"><text:span text:style-name="T1">Declare String words</text:span></text:p>
      <text:p text:style-name="P1"><text:span text:style-name="T1">Declare Integer index</text:span></text:p>
      <text:p text:style-name="P1"><text:span text:style-name="T1">Declare String common</text:span></text:p>
      <text:p text:style-name="P1"><text:span text:style-name="T1">Display “Enter a sentence.”</text:span></text:p>
      <text:p text:style-name="P1"><text:span text:style-name="T1">Input words</text:span></text:p>
      <text:p text:style-name="P1"><text:span text:style-name="T1">For index = 0 to length(words) -1 </text:span></text:p>
      <text:p text:style-name="P6"><text:span text:style-name="T1">If words[index] == words[index +1] Then</text:span></text:p>
      <text:p text:style-name="P6"><text:span text:style-name="T1">Set words[index] = common</text:span></text:p>
      <text:p text:style-name="P6"><text:span text:style-name="T1">End If</text:span></text:p>
      <text:p text:style-name="Standard"><text:span text:style-name="T1"><text:tab/>End For</text:span></text:p>
      <text:p text:style-name="P5"><text:span text:style-name="T1">Display common[index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is</meta:initial-creator>
    <meta:editing-cycles>2</meta:editing-cycles>
    <meta:creation-date>2014-04-11T23:30:00</meta:creation-date>
    <dc:date>2017-06-13T12:34:48.46</dc:date>
    <meta:editing-duration>PT2M13S</meta:editing-duration>
    <meta:generator>OpenOffice/4.1.3$Win32 OpenOffice.org_project/413m1$Build-9783</meta:generator>
    <meta:document-statistic meta:table-count="0" meta:image-count="0" meta:object-count="0" meta:page-count="5" meta:paragraph-count="60" meta:word-count="271" meta:character-count="15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